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modern" style:font-pitch="fixed"/>
  </office:font-face-decls>
  <office:automatic-styles>
    <style:style style:name="P1" style:family="paragraph" style:parent-style-name="Standard">
      <style:text-properties fo:font-size="18pt" fo:font-weight="bold" officeooo:rsid="000e9dce" officeooo:paragraph-rsid="000e9dce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4pt" fo:language="en" fo:country="US" fo:font-weight="bold" officeooo:rsid="000e9dce" officeooo:paragraph-rsid="000e9dce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language="ru" fo:country="RU" fo:font-weight="bold" officeooo:rsid="000e9dce" officeooo:paragraph-rsid="000e9dce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Source Code Pro" fo:font-size="14pt" fo:language="ru" fo:country="RU" fo:font-weight="bold" officeooo:rsid="000e9dce" officeooo:paragraph-rsid="000e9dce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Liberation Serif1" fo:font-size="14pt" fo:language="ru" fo:country="RU" fo:font-weight="bold" officeooo:rsid="000e9dce" officeooo:paragraph-rsid="000e9dce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Liberation Serif1" fo:font-size="14pt" fo:language="ru" fo:country="RU" fo:font-weight="bold" officeooo:rsid="000e9dce" officeooo:paragraph-rsid="000fbea3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Liberation Serif1" fo:font-size="14pt" fo:language="ru" fo:country="RU" fo:font-weight="bold" officeooo:rsid="0013bb7d" officeooo:paragraph-rsid="0013bb7d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Liberation Serif1" fo:font-size="14pt" fo:language="ru" fo:country="RU" fo:font-weight="bold" officeooo:rsid="001741d3" officeooo:paragraph-rsid="001741d3" style:font-size-asian="12.25pt" style:font-weight-asian="bold" style:font-size-complex="14pt" style:font-weight-complex="bold"/>
    </style:style>
    <style:style style:name="P9" style:family="paragraph" style:parent-style-name="Standard" style:list-style-name="L1">
      <style:text-properties style:font-name="Liberation Serif1" fo:font-size="14pt" fo:language="en" fo:country="US" fo:font-weight="bold" officeooo:rsid="0013bb7d" officeooo:paragraph-rsid="0013bb7d" style:font-size-asian="12.25pt" style:font-weight-asian="bold" style:font-size-complex="14pt" style:font-weight-complex="bold"/>
    </style:style>
    <style:style style:name="P10" style:family="paragraph" style:parent-style-name="Standard" style:list-style-name="L1">
      <style:text-properties style:font-name="Liberation Serif1" fo:font-size="14pt" fo:language="en" fo:country="US" fo:font-weight="bold" officeooo:rsid="00158832" officeooo:paragraph-rsid="00158832" style:font-size-asian="12.25pt" style:font-weight-asian="bold" style:font-size-complex="14pt" style:font-weight-complex="bold"/>
    </style:style>
    <style:style style:name="P11" style:family="paragraph" style:parent-style-name="Standard" style:list-style-name="L1">
      <style:text-properties style:font-name="Liberation Serif1" fo:font-size="14pt" fo:language="en" fo:country="US" fo:font-weight="bold" officeooo:rsid="00158832" officeooo:paragraph-rsid="00167d08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Liberation Serif1" fo:font-size="14pt" fo:language="en" fo:country="US" fo:font-weight="bold" officeooo:rsid="00158832" officeooo:paragraph-rsid="00158832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Liberation Serif1" fo:font-size="12pt" fo:language="ru" fo:country="RU" fo:font-weight="bold" officeooo:rsid="001741d3" officeooo:paragraph-rsid="0019ff85" style:font-size-asian="10.5pt" style:font-weight-asian="bold" style:font-size-complex="12pt" style:font-weight-complex="bold"/>
    </style:style>
    <style:style style:name="P14" style:family="paragraph" style:parent-style-name="Standard">
      <style:text-properties style:font-name="Liberation Serif1" fo:font-size="12pt" fo:language="ru" fo:country="RU" fo:font-weight="bold" officeooo:rsid="0019ff85" officeooo:paragraph-rsid="0019ff85" style:font-size-asian="10.5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style:font-name-asian="NSimSun" style:font-style-asian="normal" style:font-weight-asian="normal" style:font-name-complex="Arial1" style:font-style-complex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normal" fo:font-weight="normal" style:font-name-asian="NSimSun" style:font-style-asian="normal" style:font-weight-asian="normal" style:font-name-complex="Arial1" style:font-style-complex="normal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7" style:family="text">
      <style:text-properties style:font-name="Source Code Pro" fo:font-size="12pt" fo:language="en" fo:country="US" fo:font-weight="normal" style:font-size-asian="10.5pt" style:font-weight-asian="normal" style:font-size-complex="12pt" style:font-weight-complex="normal"/>
    </style:style>
    <style:style style:name="T8" style:family="text">
      <style:text-properties style:font-name="Source Code Pro" fo:font-size="12pt" fo:language="en" fo:country="US" fo:font-weight="normal" officeooo:rsid="0012c6f1" style:font-size-asian="10.5pt" style:font-weight-asian="normal" style:font-size-complex="12pt" style:font-weight-complex="normal"/>
    </style:style>
    <style:style style:name="T9" style:family="text">
      <style:text-properties style:font-name="Source Code Pro" fo:font-size="12pt" fo:font-weight="normal" officeooo:rsid="00158832" style:font-name-asian="NSimSun" style:font-size-asian="10.5pt" style:font-weight-asian="normal" style:font-name-complex="Arial1" style:font-size-complex="12pt" style:font-weight-complex="normal"/>
    </style:style>
    <style:style style:name="T10" style:family="text">
      <style:text-properties style:font-name="Source Code Pro" fo:font-style="normal" fo:font-weight="normal" officeooo:rsid="001829ae" style:font-name-asian="NSimSun" style:font-style-asian="normal" style:font-weight-asian="normal" style:font-name-complex="Arial1" style:font-style-complex="normal" style:font-weight-complex="normal"/>
    </style:style>
    <style:style style:name="T11" style:family="text">
      <style:text-properties style:font-name="Source Code Pro" fo:language="en" fo:country="US" fo:font-style="normal" fo:font-weight="normal" officeooo:rsid="0019ff85" style:font-name-asian="NSimSun" style:font-style-asian="normal" style:font-weight-asian="normal" style:font-name-complex="Arial1" style:font-style-complex="normal" style:font-weight-complex="normal"/>
    </style:style>
    <style:style style:name="T12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0fbea3" style:font-size-asian="10.5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126655" style:font-size-asian="10.5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12c6f1" style:font-size-asian="10.5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style:font-name-asian="Liberation Serif" style:font-size-asian="10.5pt" style:font-weight-asian="normal" style:font-name-complex="Liberation Serif" style:font-size-complex="12pt" style:font-weight-complex="normal"/>
    </style:style>
    <style:style style:name="T17" style:family="text">
      <style:text-properties style:font-name="Liberation Serif" fo:font-size="12pt" fo:font-weight="normal" officeooo:rsid="0012c6f1" style:font-name-asian="Liberation Serif" style:font-size-asian="10.5pt" style:font-weight-asian="normal" style:font-name-complex="Liberation Serif" style:font-size-complex="12pt" style:font-weight-complex="normal"/>
    </style:style>
    <style:style style:name="T18" style:family="text">
      <style:text-properties style:font-name="Liberation Serif" fo:font-size="12pt" fo:font-weight="normal" style:font-name-asian="NSimSun" style:font-size-asian="10.5pt" style:font-weight-asian="normal" style:font-name-complex="Arial1" style:font-size-complex="12pt" style:font-weight-complex="normal"/>
    </style:style>
    <style:style style:name="T19" style:family="text">
      <style:text-properties style:font-name="Liberation Serif" fo:font-size="12pt" fo:font-weight="normal" officeooo:rsid="0012c6f1" style:font-name-asian="NSimSun" style:font-size-asian="10.5pt" style:font-weight-asian="normal" style:font-name-complex="Arial1" style:font-size-complex="12pt" style:font-weight-complex="normal"/>
    </style:style>
    <style:style style:name="T20" style:family="text">
      <style:text-properties style:font-name="Liberation Serif" fo:font-size="12pt" fo:font-weight="normal" officeooo:rsid="00158832" style:font-name-asian="NSimSun" style:font-size-asian="10.5pt" style:font-weight-asian="normal" style:font-name-complex="Arial1" style:font-size-complex="12pt" style:font-weight-complex="normal"/>
    </style:style>
    <style:style style:name="T21" style:family="text">
      <style:text-properties style:font-name="Liberation Serif" fo:font-size="12pt" fo:language="en" fo:country="US" fo:font-weight="normal" style:font-size-asian="10.5pt" style:font-weight-asian="normal" style:font-size-complex="12pt" style:font-weight-complex="normal"/>
    </style:style>
    <style:style style:name="T22" style:family="text">
      <style:text-properties style:font-name="Liberation Serif" fo:font-size="12pt" fo:language="en" fo:country="US" fo:font-weight="normal" officeooo:rsid="0012c6f1" style:font-size-asian="10.5pt" style:font-weight-asian="normal" style:font-size-complex="12pt" style:font-weight-complex="normal"/>
    </style:style>
    <style:style style:name="T23" style:family="text">
      <style:text-properties style:font-name="Liberation Serif" fo:font-size="12pt" fo:language="ru" fo:country="RU" fo:font-weight="normal" style:font-name-asian="NSimSun" style:font-size-asian="10.5pt" style:font-weight-asian="normal" style:font-name-complex="Arial1" style:font-size-complex="12pt" style:font-weight-complex="normal"/>
    </style:style>
    <style:style style:name="T24" style:family="text">
      <style:text-properties style:font-name="Liberation Serif" fo:font-size="12pt" fo:language="ru" fo:country="RU" fo:font-weight="normal" officeooo:rsid="00158832" style:font-name-asian="NSimSun" style:font-size-asian="10.5pt" style:font-weight-asian="normal" style:font-name-complex="Arial1" style:font-size-complex="12pt" style:font-weight-complex="normal"/>
    </style:style>
    <style:style style:name="T25" style:family="text">
      <style:text-properties style:font-name="Liberation Serif" fo:font-size="12pt" fo:language="ru" fo:country="RU" fo:font-weight="normal" officeooo:rsid="0013bb7d" style:font-name-asian="NSimSun" style:font-size-asian="10.5pt" style:font-weight-asian="normal" style:font-name-complex="Arial1" style:font-size-complex="12pt" style:font-weight-complex="normal"/>
    </style:style>
    <style:style style:name="T26" style:family="text">
      <style:text-properties style:font-name="Liberation Serif" fo:font-size="12pt" fo:language="ru" fo:country="RU" fo:font-weight="normal" officeooo:rsid="00167d08" style:font-name-asian="NSimSun" style:font-size-asian="10.5pt" style:font-weight-asian="normal" style:font-name-complex="Arial1" style:font-size-complex="12pt" style:font-weight-complex="normal"/>
    </style:style>
    <style:style style:name="T27" style:family="text">
      <style:text-properties style:font-name="Liberation Serif" fo:font-size="12pt" fo:language="ru" fo:country="RU" fo:font-weight="normal" style:font-name-asian="Liberation Serif" style:font-size-asian="10.5pt" style:font-weight-asian="normal" style:font-name-complex="Liberation Serif" style:font-size-complex="12pt" style:font-weight-complex="normal"/>
    </style:style>
    <style:style style:name="T28" style:family="text">
      <style:text-properties style:font-name="Liberation Serif" fo:font-size="12pt" fo:language="ru" fo:country="RU" fo:font-style="italic" fo:font-weight="normal" style:font-name-asian="NSimSun" style:font-size-asian="10.5pt" style:font-style-asian="italic" style:font-weight-asian="normal" style:font-name-complex="Arial1" style:font-size-complex="12pt" style:font-style-complex="italic" style:font-weight-complex="normal"/>
    </style:style>
    <style:style style:name="T29" style:family="text">
      <style:text-properties style:font-name="Liberation Serif" fo:font-size="12pt" fo:language="ru" fo:country="RU" fo:font-style="normal" fo:font-weight="normal" style:font-name-asian="NSimSun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T30" style:family="text">
      <style:text-properties style:font-name="Liberation Serif" fo:font-size="12pt" fo:font-style="normal" fo:font-weight="normal" style:font-name-asian="NSimSun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T31" style:family="text">
      <style:text-properties style:font-name="Liberation Serif" fo:font-style="normal" fo:font-weight="normal" officeooo:rsid="001829ae" style:font-name-asian="NSimSun" style:font-style-asian="normal" style:font-weight-asian="normal" style:font-name-complex="Arial1" style:font-style-complex="normal" style:font-weight-complex="normal"/>
    </style:style>
    <style:style style:name="T32" style:family="text">
      <style:text-properties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33" style:family="text">
      <style:text-properties style:font-name="Liberation Serif" fo:font-style="normal" style:font-name-asian="NSimSun" style:font-style-asian="normal" style:font-name-complex="Arial1" style:font-style-complex="normal"/>
    </style:style>
    <style:style style:name="T34" style:family="text">
      <style:text-properties style:font-name="Liberation Serif" fo:language="en" fo:country="US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35" style:family="text">
      <style:text-properties style:font-name="Liberation Serif" fo:language="ru" fo:country="RU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36" style:family="text">
      <style:text-properties fo:font-style="normal" fo:font-weight="normal" style:font-name-asian="NSimSun" style:font-style-asian="normal" style:font-weight-asian="normal" style:font-name-complex="Arial1" style:font-style-complex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<text:span text:style-name="T1">objdump</text:span><text:span text:style-name="T3">.</text:span></text:p>
      <text:p text:style-name="P1"/>
      <text:p text:style-name="P2">instructions.txt</text:p>
      <text:p text:style-name="P3"><text:span text:style-name="T5">Это специальный файл, в котором содержатся определения инструкций, которые декодирует программа. Синтаксис файла можно найти в файле </text:span><text:span text:style-name="T6">ins_syntax.bnf. </text:span><text:span text:style-name="T5">Каждая строка файла описывает маску и инструкцию, в которую нужно декодировать эту маску.</text:span></text:p>
      <text:p text:style-name="P3"><text:span text:style-name="T5"/></text:p>
      <text:p text:style-name="P3"><text:span text:style-name="T5">Например:</text:span></text:p>
      <text:p text:style-name="P3"><text:span text:style-name="T5"/></text:p>
      <text:p text:style-name="P4"><text:span text:style-name="T5">0000 0001 dddd rrrr =&gt; movw RWd, Rwr</text:span></text:p>
      <text:p text:style-name="P5"><text:span text:style-name="T5"/></text:p>
      <text:p text:style-name="P5"><text:span text:style-name="T5">До знака </text:span><text:span text:style-name="T7">=&gt;</text:span><text:span text:style-name="T6"> </text:span><text:span text:style-name="T5">находится маска. Маска может содержать биты команды, а также </text:span><text:span text:style-name="T12">"</text:span><text:span text:style-name="T5">переменные</text:span><text:span text:style-name="T12">", которые можно записать любой буквой нижнего регистра английского алфавита. При сопоставлении инструкции с маской, те части инструкции, что описаны переменными в маске, будут сохранены в программе.</text:span></text:p>
      <text:p text:style-name="P5"><text:span text:style-name="T12"/></text:p>
      <text:p text:style-name="P6"><text:span text:style-name="T12">В правой части находится «форматирование инструкции». Эта часть отвечает за то, как будет распечатываться последовательность бит, определённой маской. Вначале форматирования инструкции идёт идентификатор инструкции (проще говоря, то, как инструкция будет печататься в ассемблере). После идут аргументы инструкции. Каждый аргумент (например:</text:span><text:span text:style-name="T21"> </text:span><text:span text:style-name="T7">RWd</text:span><text:span text:style-name="T21">) </text:span><text:span text:style-name="T12">состоит из спецификаторов аргумента, которые идут слева, и символа </text:span><text:span text:style-name="T13">переменной, который находится справа. </text:span><text:span text:style-name="T14">Спецификаторы аргумента применяются справа налево, </text:span><text:span text:style-name="T15">подобно функциям </text:span><text:span text:style-name="T17">–</text:span><text:span text:style-name="T19"> </text:span><text:span text:style-name="T8">R(W(d))</text:span><text:span text:style-name="T22">.</text:span></text:p>
      <text:p text:style-name="P6"><text:span text:style-name="T22"/></text:p>
      <text:p text:style-name="P7"><text:span text:style-name="T15">Д</text:span><text:span text:style-name="T12">оступные спецификаторы:</text:span></text:p>
      <text:list xml:id="list1908920666" text:style-name="L1">
        <text:list-item>
          <text:p text:style-name="P9"><text:span text:style-name="T12">R </text:span><text:span text:style-name="T16">–</text:span><text:span text:style-name="T18"> </text:span><text:span text:style-name="T23">спецификатор регистра. </text:span><text:span text:style-name="T24">Указывает, что переменная должна быть отформатирована как регистр. Пример: </text:span><text:span text:style-name="T9">a = 0b10, Ra = r2</text:span><text:span text:style-name="T20">. </text:span><text:span text:style-name="T24">Если значение </text:span><text:span text:style-name="T20">a </text:span><text:span text:style-name="T24">превышает </text:span><text:span text:style-name="T20">31, </text:span><text:span text:style-name="T24">то будет выдана ошибка. После данного спецификатора нельзя применять другие спецификаторы.</text:span></text:p>
        </text:list-item>
        <text:list-item>
          <text:p text:style-name="P11"><text:span text:style-name="T18">W </text:span><text:span text:style-name="T16">‒</text:span><text:span text:style-name="T18"> </text:span><text:span text:style-name="T23">широкий спецификатор. Указывает, что значение переменной должно быть домножено на </text:span><text:span text:style-name="T18">2. </text:span><text:span text:style-name="T26">После данного спецификатора можно применять любой спецификатор.</text:span></text:p>
        </text:list-item>
        <text:list-item>
          <text:p text:style-name="P10"><text:span text:style-name="T18">U </text:span><text:span text:style-name="T16">‒ <text:s/></text:span><text:span text:style-name="T25">спецификатор </text:span><text:span text:style-name="T23">смещения. Указывает, что к значению переменной должно быть добавлено число 16. </text:span><text:span text:style-name="T26">После данного спецификатора можно применять любой спецификатор.</text:span></text:p>
        </text:list-item>
        <text:list-item>
          <text:p text:style-name="P10"><text:span text:style-name="T18">S </text:span><text:span text:style-name="T16">‒</text:span><text:span text:style-name="T27"> <text:s/>знаковый </text:span><text:span text:style-name="T25">спецификатор. </text:span><text:span text:style-name="T23">Указывает, что переменная должна быть декодирована в знаковое число с помощью </text:span><text:span text:style-name="T28">дополнительного кода</text:span><text:span text:style-name="T29">. После данного спецификатора можно применять только спецификатор </text:span><text:span text:style-name="T30">W.</text:span></text:p>
        </text:list-item>
      </text:list>
      <text:p text:style-name="P12"><text:span text:style-name="T30"/></text:p>
      <text:p text:style-name="P8"><text:span text:style-name="T33">Аргументы командной строки.</text:span></text:p>
      <text:p text:style-name="P13"><text:span text:style-name="T31">Командная строка для программы выглядит вот так:</text:span></text:p>
      <text:p text:style-name="P13"><text:span text:style-name="T10">./</text:span><text:span text:style-name="T11">objdump.exe &lt;file&gt;</text:span></text:p>
      <text:p text:style-name="P13"><text:span text:style-name="T11"/></text:p>
      <text:p text:style-name="P14"><text:span text:style-name="T2">file </text:span><text:span text:style-name="T34">‒</text:span><text:span text:style-name="T2"> </text:span><text:span text:style-name="T36">это </text:span><text:span text:style-name="T2">ihex </text:span><text:span text:style-name="T36">файл, который программа будет декодировать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17:00:17.468000000</meta:creation-date>
    <meta:generator>LibreOffice/7.4.7.2$Windows_X86_64 LibreOffice_project/723314e595e8007d3cf785c16538505a1c878ca5</meta:generator>
    <dc:date>2023-11-07T17:27:09.783000000</dc:date>
    <meta:editing-duration>PT26M47S</meta:editing-duration>
    <meta:editing-cycles>11</meta:editing-cycles>
    <meta:document-statistic meta:table-count="0" meta:image-count="0" meta:object-count="0" meta:page-count="1" meta:paragraph-count="16" meta:word-count="272" meta:character-count="2063" meta:non-whitespace-character-count="1807"/>
  </office:meta>
</office:document-meta>
</file>